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9.1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<text:s text:c="2"/>private function exit_cb1</text:p>
          </table:table-cell>
          <table:table-cell table:formula="of:=IF(IFERROR(FIND(&quot;private&quot;; [.$A1]);0);&quot;takes nothing returns nothing&quot;;&quot;&quot;)" office:value-type="string" office:string-value="takes nothing returns nothing" calcext:value-type="string">
            <text:p>takes nothing returns nothing</text:p>
          </table:table-cell>
        </table:table-row>
        <table:table-row table:style-name="ro1">
          <table:table-cell office:value-type="string" calcext:value-type="string">
            <text:p><text:s text:c="4"/>set udg_event__rect_ind = 1</text:p>
          </table:table-cell>
          <table:table-cell table:formula="of:=IF(IFERROR(FIND(&quot;private&quot;; [.$A2]);0);&quot;takes nothing returns nothing&quot;;&quot;&quot;)">
            <text:p/>
          </table:table-cell>
        </table:table-row>
        <table:table-row table:style-name="ro1">
          <table:table-cell office:value-type="string" calcext:value-type="string">
            <text:p><text:s text:c="4"/>call ConditionalTriggerExecute(gg_trg_env_exit_generic)</text:p>
          </table:table-cell>
          <table:table-cell table:formula="of:=IF(IFERROR(FIND(&quot;private&quot;; [.$A3]);0);&quot;takes nothing returns nothing&quot;;&quot;&quot;)">
            <text:p/>
          </table:table-cell>
        </table:table-row>
        <table:table-row table:style-name="ro1">
          <table:table-cell office:value-type="string" calcext:value-type="string">
            <text:p><text:s text:c="2"/>endfunction</text:p>
          </table:table-cell>
          <table:table-cell table:formula="of:=IF(IFERROR(FIND(&quot;private&quot;; [.$A4]);0);&quot;takes nothing returns nothing&quot;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6:03:45.831000000</meta:creation-date>
    <dc:date>2019-03-24T16:33:12.991000000</dc:date>
    <meta:editing-duration>PT7M45S</meta:editing-duration>
    <meta:editing-cycles>1</meta:editing-cycles>
    <meta:document-statistic meta:table-count="1" meta:cell-count="8" meta:object-count="0"/>
    <meta:generator>LibreOffice/6.1.3.2$Windows_X86_64 LibreOffice_project/86daf60bf00efa86ad547e59e09d6bb77c699acb</meta:generator>
  </office:meta>
</office:document-meta>
</file>